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283cm" style:rel-column-width="12656*"/>
    </style:style>
    <style:style style:name="Table1.B" style:family="table-column">
      <style:table-column-properties style:column-width="13.718cm" style:rel-column-width="5287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5.847cm" table:align="left"/>
    </style:style>
    <style:style style:name="Table2.A" style:family="table-column">
      <style:table-column-properties style:column-width="3.283cm"/>
    </style:style>
    <style:style style:name="Table2.B" style:family="table-column">
      <style:table-column-properties style:column-width="12.564cm"/>
    </style:style>
    <style:style style:name="Table2.A1" style:family="table-cell">
      <style:table-cell-properties fo:padding="0.097cm" fo:border="none"/>
    </style:style>
    <style:style style:name="Table2.B4" style:family="table-cell">
      <style:table-cell-properties fo:padding="0.097cm" fo:border-left="none" fo:border-right="none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P1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Verdana" fo:font-size="10pt" fo:language="en" fo:country="GB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8" style:family="paragraph" style:parent-style-name="Text_20_body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G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.))]" text:name="ownerAddress"/>
        <text:user-field-decl office:value-type="string" office:string-value="[party:getPartyFullName(party:getPatientOwner(.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[user:format(openvpms:get(., 'clinician.entity'), 'long')]" text:name="clinician"/>
        <text:user-field-decl office:value-type="string" office:string-value="[party:getLetterheadContacts($OpenVPMS.location)/name]" text:name="locationName"/>
        <text:user-field-decl office:value-type="string" office:string-value="[party:getBillingAddress(party:getLetterheadContacts($OpenVPMS.location))]" text:name="locationAddress"/>
        <text:user-field-decl office:value-type="string" office:string-value="[party:getTelephone(party:getLetterheadContacts($OpenVPMS.location))]" text:name="locationPhone"/>
        <text:user-field-decl office:value-type="string" office:string-value="[party:getFaxNumber(party:getLetterheadContacts($OpenVPMS.location))]" text:name="locationFax"/>
        <text:user-field-decl office:value-type="string" office:string-value="[party:getEmailAddress(party:getLetterheadContacts($OpenVPMS.location))]" text:name="locationEmail"/>
        <text:user-field-decl office:value-type="string" office:string-value="[party:getWebsite(party:getLetterheadContacts($OpenVPMS.location))]" text:name="locationWebsite"/>
        <text:user-field-decl office:value-type="string" office:string-value="OpenVPMS.location.letterhead.target.companyID" text:name="locationTaxid"/>
      </text:user-field-decls>
      <table:table table:name="Table3" table:style-name="Table3">
        <table:table-column table:style-name="Table3.A" table:number-columns-repeated="2"/>
        <table:table-row>
          <table:table-cell office:value-type="string">
            <text:p text:style-name="P9"/>
            <text:p text:style-name="P9">Insert your logo here</text:p>
            <text:p text:style-name="P9"/>
          </table:table-cell>
          <table:table-cell office:value-type="string">
            <text:p text:style-name="P11"><text:user-field-get text:name="locationName">[party:getLetterheadContacts($OpenVPMS.location)/name]</text:user-field-get></text:p>
            <text:p text:style-name="P10"><text:user-field-get text:name="locationAddress">[party:getBillingAddress(party:getLetterheadContacts($OpenVPMS.location))]</text:user-field-get></text:p>
            <text:p text:style-name="P10">Ph: <text:user-field-get text:name="locationPhone">[party:getTelephone(party:getLetterheadContacts($OpenVPMS.location))]</text:user-field-get> Fax: <text:user-field-get text:name="locationFax">[party:getFaxNumber(party:getLetterheadContacts($OpenVPMS.location))]</text:user-field-get></text:p>
            <text:p text:style-name="P10">E: <text:user-field-get text:name="locationEmail">[party:getEmailAddress(party:getLetterheadContacts($OpenVPMS.location))]</text:user-field-get></text:p>
            <text:p text:style-name="P10">W: <text:user-field-get text:name="locationWebsite">[party:getWebsite(party:getLetterheadContacts($OpenVPMS.location))]</text:user-field-get><text:line-break/></text:p>
            <text:p text:style-name="P10"><text:user-field-get text:name="locationTaxid">OpenVPMS.location.letterhead.target.companyID</text:user-field-get></text:p>
          </table:table-cell>
        </table:table-row>
      </table:table>
      <text:p text:style-name="Standard"/>
      <text:p text:style-name="Standard"/>
      <text:p text:style-name="Standard"/>
      <text:p text:style-name="P5">Vaccination Certificate</text:p>
      <text:p text:style-name="P1"/>
      <text:p text:style-name="P3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Owner:</text:p>
          </table:table-cell>
          <table:table-cell table:style-name="Table1.A1" office:value-type="string">
            <text:p text:style-name="P7"><text:user-field-get text:name="ownerName">[party:getPartyFullName(party:getPatientOwner(.))]</text:user-field-get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user-field-get text:name="ownerAddress">[party:getBillingAddress(party:getPatientOwner(.))]</text:user-field-get></text:p>
          </table:table-cell>
        </table:table-row>
        <table:table-row>
          <table:table-cell table:style-name="Table1.A1" office:value-type="string">
            <text:p text:style-name="P7">Patient:</text:p>
          </table:table-cell>
          <table:table-cell table:style-name="Table1.A1" office:value-type="string">
            <text:p text:style-name="P7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user-field-get text:name="patientDescription">patient.entity.description</text:user-field-get></text:p>
          </table:table-cell>
        </table:table-row>
      </table:table>
      <text:p text:style-name="P3"/>
      <text:p text:style-name="P3">This is to certify that the patient who's details appear above has been vaccinated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Vaccine:</text:p>
          </table:table-cell>
          <table:table-cell table:style-name="Table2.A1" office:value-type="string">
            <text:p text:style-name="P7"><text:user-field-get text:name="productPrintedName">product.entity.printedName</text:user-field-get></text:p>
          </table:table-cell>
        </table:table-row>
        <table:table-row>
          <table:table-cell table:style-name="Table2.A1" office:value-type="string">
            <text:p text:style-name="P7">Date Vaccinated:</text:p>
          </table:table-cell>
          <table:table-cell table:style-name="Table2.A1" office:value-type="string">
            <text:p text:style-name="P7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7"/>
            <text:p text:style-name="P7">Clinician:</text:p>
          </table:table-cell>
          <table:table-cell table:style-name="Table2.A1" office:value-type="string">
            <text:p text:style-name="P7"/>
            <text:p text:style-name="P7"><text:user-field-get text:name="clinician">[user:format(openvpms:get(., 'clinician.entity'), 'long')]</text:user-field-get></text:p>
            <text:p text:style-name="P7"/>
          </table:table-cell>
        </table:table-row>
        <table:table-row>
          <table:table-cell table:style-name="Table2.A1" office:value-type="string">
            <text:p text:style-name="P7"/>
            <text:p text:style-name="P7">Signature:</text:p>
            <text:p text:style-name="P7"/>
          </table:table-cell>
          <table:table-cell table:style-name="Table2.B4" office:value-type="string">
            <text:p text:style-name="P7"/>
            <text:p text:style-name="P7"/>
          </table:table-cell>
        </table:table-row>
      </table:table>
      <text:p text:style-name="P6"/>
      <text:p text:style-name="Standard"/>
      <text:p text:style-name="P4">Important Points to Remember:</text:p>
      <text:p text:style-name="P4"/>
      <text:p text:style-name="P8"><text:span text:style-name="T1">Protection after vaccination may take up to 2 weeks. Isolate </text:span><text:span text:style-name="T1"><text:user-field-get text:name="patientName">patient.entity.name</text:user-field-get></text:span><text:span text:style-name="T1"> during this period. <text:s/>A booster vaccine will be necessary to maintain </text:span><text:soft-page-break/><text:span text:style-name="T1">immunity. Vaccines are usually harmless, however, if </text:span><text:span text:style-name="T1"><text:user-field-get text:name="patientName">patient.entity.name</text:user-field-get></text:span><text:span text:style-name="T1"> shows signs of illness after vaccination, please contact us immediat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Tony De Keizer</meta:initial-creator>
    <meta:creation-date>2006-08-09T14:03:22</meta:creation-date>
    <dc:date>2016-08-01T16:29:42.39</dc:date>
    <dc:language>en-US</dc:language>
    <meta:editing-cycles>26</meta:editing-cycles>
    <meta:editing-duration>PT9H39M30S</meta:editing-duration>
    <dc:creator>Tim Gething</dc:creator>
    <meta:document-statistic meta:table-count="3" meta:image-count="0" meta:object-count="0" meta:page-count="2" meta:paragraph-count="24" meta:word-count="91" meta:character-count="1215"/>
    <meta:user-defined meta:name="Info 1"/>
    <meta:user-defined meta:name="Info 2"/>
    <meta:user-defined meta:name="Info 3"/>
    <meta:user-defined meta:name="Info 4"/>
  </office:meta>
</office:document-meta>
</file>